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c61a"/>
    </style:style>
    <style:style style:name="P2" style:family="paragraph" style:parent-style-name="Standard">
      <style:text-properties officeooo:rsid="0002d7f0" officeooo:paragraph-rsid="0002d7f0"/>
    </style:style>
    <style:style style:name="P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2c61a"/>
    </style:style>
    <style:style style:name="P4" style:family="paragraph" style:parent-style-name="Standard">
      <style:text-properties officeooo:paragraph-rsid="00044853"/>
    </style:style>
    <style:style style:name="T1" style:family="text">
      <style:text-properties officeooo:rsid="0002c61a"/>
    </style:style>
    <style:style style:name="T2" style:family="text">
      <style:text-properties officeooo:rsid="000448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ider "m3" {}</text:p>
      <text:p text:style-name="P1"/>
      <text:p text:style-name="P1">resource "m3_instance" "my-server" {</text:p>
      <text:p text:style-name="P1"><text:s text:c="4"/>image = var.image</text:p>
      <text:p text:style-name="P1"><text:s text:c="4"/>instance_name = "instance-name"</text:p>
      <text:p text:style-name="P1"><text:s text:c="4"/>region_name = var.region_name</text:p>
      <text:p text:style-name="P1"><text:s text:c="4"/>tenant_name = var.tenant_name</text:p>
      <text:p text:style-name="P1"><text:s text:c="4"/>shape = var.shape</text:p>
      <text:p text:style-name="P1"><text:s text:c="4"/>key_name = var.key_name</text:p>
      <text:p text:style-name="P1"><text:s text:c="4"/>owner = var.owner</text:p>
      <text:p text:style-name="P1">}</text:p>
      <text:p text:style-name="P1"/>
      <text:p text:style-name="P1"/>
      <text:p text:style-name="P1">variable "image" {</text:p>
      <text:p text:style-name="P1"><text:s text:c="4"/>description = "m3image"</text:p>
      <text:p text:style-name="P1">}</text:p>
      <text:p text:style-name="P1"/>
      <text:p text:style-name="P1">variable "shape" {</text:p>
      <text:p text:style-name="P1"><text:s text:c="4"/>description = "m3shape"</text:p>
      <text:p text:style-name="P1">}</text:p>
      <text:p text:style-name="P1"><text:s/></text:p>
      <text:p text:style-name="P1">variable "tenant_name" {</text:p>
      <text:p text:style-name="P1">description = "Tenant name"</text:p>
      <text:p text:style-name="P1">}</text:p>
      <text:p text:style-name="P1">variable "region_name" {</text:p>
      <text:p text:style-name="P1">description = "Region name"</text:p>
      <text:p text:style-name="P1">}</text:p>
      <text:p text:style-name="P1"/>
      <text:p text:style-name="P1">variable "key_name" {</text:p>
      <text:p text:style-name="P1"><text:s text:c="4"/>description = "key_name"</text:p>
      <text:p text:style-name="P1">}</text:p>
      <text:p text:style-name="P1"/>
      <text:p text:style-name="P1">variable "owner" {</text:p>
      <text:p text:style-name="P1">description = "owner"</text:p>
      <text:p text:style-name="P1">}</text:p>
      <text:p text:style-name="P1"/>
      <text:p text:style-name="P3"/>
      <text:p text:style-name="P1"/>
      <text:p text:style-name="P1">{</text:p>
      <text:p text:style-name="P1"><text:s text:c="2"/>"owner" : "andrey.lozbenev@softline.com",</text:p>
      <text:p text:style-name="P1"><text:s text:c="2"/>"key_name" : "test-andrey-ssh<text:span text:style-name="T2">key</text:span>",</text:p>
      <text:p text:style-name="P4"><text:span text:style-name="T1"><text:s text:c="2"/>"image" : "</text:span>Ubuntu-18.04-202003<text:span text:style-name="T1">",</text:span></text:p>
      <text:p text:style-name="P4"><text:span text:style-name="T1"><text:s text:c="2"/>"tenant_name" : "</text:span>MCS-SFTL<text:span text:style-name="T1">",</text:span></text:p>
      <text:p text:style-name="P4"><text:span text:style-name="T1"><text:s text:c="2"/>"shape" : "</text:span>SMALL<text:span text:style-name="T1">",</text:span></text:p>
      <text:p text:style-name="P4"><text:span text:style-name="T1"><text:s text:c="2"/>"region_name" : "</text:span>MCS-SFTL-R1<text:span text:style-name="T1">"</text:span></text:p>
      <text:p text:style-name="P1">}</text:p>
      <text:p text:style-name="P1"/>
      <text:p text:style-name="P3"/>
      <text:p text:style-name="P1"/>
      <text:p text:style-name="P1"/>
      <text:p text:style-name="P1"/>
      <text:p text:style-name="P2">{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1:46:53.421615049</meta:creation-date>
    <dc:date>2021-09-28T16:48:10.027198834</dc:date>
    <meta:editing-duration>PT2H14M1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8" meta:word-count="94" meta:character-count="728" meta:non-whitespace-character-count="618"/>
  </office:meta>
</office:document-meta>
</file>